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6.533cm"/>
    </style:style>
    <style:style style:name="co3" style:family="table-column">
      <style:table-column-properties fo:break-before="auto" style:column-width="4.383cm"/>
    </style:style>
    <style:style style:name="co4" style:family="table-column">
      <style:table-column-properties fo:break-before="auto" style:column-width="4.032cm"/>
    </style:style>
    <style:style style:name="co6" style:family="table-column">
      <style:table-column-properties fo:break-before="auto" style:column-width="9.393cm"/>
    </style:style>
    <style:style style:name="ro2" style:family="table-row">
      <style:table-row-properties style:row-height="0.445cm" fo:break-before="auto" style:use-optimal-row-height="true"/>
    </style:style>
    <style:style style:name="ro3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number-columns-repeated="1019" table:default-cell-style-name="Default"/>
        <table:table-row table:style-name="ro2">
          <table:table-cell table:style-name="ce1" office:value-type="string">
            <text:p>Method Name</text:p>
          </table:table-cell>
          <table:table-cell table:style-name="ce1" office:value-type="string">
            <text:p>Method Field</text:p>
          </table:table-cell>
          <table:table-cell table:style-name="ce1" office:value-type="string">
            <text:p>include file</text:p>
          </table:table-cell>
          <table:table-cell table:style-name="ce1" office:value-type="string">
            <text:p>implementation </text:p>
          </table:table-cell>
          <table:table-cell table:style-name="ce1" office:value-type="string">
            <text:p>Remarks</text:p>
          </table:table-cell>
          <table:table-cell table:style-name="ce1" table:number-columns-repeated="1019"/>
        </table:table-row>
        <table:table-row table:style-name="ro2">
          <table:table-cell office:value-type="string">
            <text:p>gettimeofday</text:p>
          </table:table-cell>
          <table:table-cell office:value-type="string">
            <text:p>Date &amp; Time</text:p>
          </table:table-cell>
          <table:table-cell office:value-type="string">
            <text:p>sys/time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time</text:p>
          </table:table-cell>
          <table:table-cell office:value-type="string">
            <text:p>Date &amp; Time</text:p>
          </table:table-cell>
          <table:table-cell office:value-type="string">
            <text:p>time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asctime, ctime, gmtime, localtime</text:p>
          </table:table-cell>
          <table:table-cell office:value-type="string">
            <text:p>Date &amp; Time</text:p>
          </table:table-cell>
          <table:table-cell office:value-type="string">
            <text:p>time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asctime_r, ctime_r, gmtime_r, localtime_r, mktime, strftime</text:p>
          </table:table-cell>
          <table:table-cell office:value-type="string">
            <text:p>Date &amp; Time</text:p>
          </table:table-cell>
          <table:table-cell office:value-type="string">
            <text:p>time.h</text:p>
          </table:table-cell>
          <table:table-cell office:value-type="string">
            <text:p>NATIVE</text:p>
          </table:table-cell>
          <table:table-cell table:number-columns-repeated="1020"/>
        </table:table-row>
        <table:table-row table:style-name="ro3">
          <table:table-cell office:value-type="string">
            <text:p>clock_gettime</text:p>
          </table:table-cell>
          <table:table-cell office:value-type="string">
            <text:p>Date &amp; Time</text:p>
          </table:table-cell>
          <table:table-cell office:value-type="string">
            <text:p>time.h</text:p>
          </table:table-cell>
          <table:table-cell office:value-type="string">
            <text:p>NATIVE</text:p>
          </table:table-cell>
          <table:table-cell office:value-type="string">
            <text:p>Should not be NATIVE, do not use for now.</text:p>
          </table:table-cell>
          <table:table-cell table:number-columns-repeated="1019"/>
        </table:table-row>
        <table:table-row table:style-name="ro2">
          <table:table-cell office:value-type="string">
            <text:p>read</text:p>
          </table:table-cell>
          <table:table-cell office:value-type="string">
            <text:p>IO</text:p>
          </table:table-cell>
          <table:table-cell office:value-type="string">
            <text:p>unistd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write</text:p>
          </table:table-cell>
          <table:table-cell office:value-type="string">
            <text:p>IO</text:p>
          </table:table-cell>
          <table:table-cell office:value-type="string">
            <text:p>unistd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writev</text:p>
          </table:table-cell>
          <table:table-cell office:value-type="string">
            <text:p>IO</text:p>
          </table:table-cell>
          <table:table-cell office:value-type="string">
            <text:p>sys/uio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clearerr</text:p>
          </table:table-cell>
          <table:table-cell office:value-type="string">
            <text:p>IO</text:p>
          </table:table-cell>
          <table:table-cell office:value-type="string">
            <text:p>stdio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setbuf, setbuffer, setlinebuf, setvbuf</text:p>
          </table:table-cell>
          <table:table-cell office:value-type="string">
            <text:p>IO</text:p>
          </table:table-cell>
          <table:table-cell office:value-type="string">
            <text:p>stdio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fseek, ftell, rewind, fgetpos, fsetpos </text:p>
          </table:table-cell>
          <table:table-cell office:value-type="string">
            <text:p>IO</text:p>
          </table:table-cell>
          <table:table-cell office:value-type="string">
            <text:p>stdio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printf</text:p>
          </table:table-cell>
          <table:table-cell office:value-type="string">
            <text:p>IO</text:p>
          </table:table-cell>
          <table:table-cell office:value-type="string">
            <text:p>stdio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fprintf</text:p>
          </table:table-cell>
          <table:table-cell office:value-type="string">
            <text:p>IO</text:p>
          </table:table-cell>
          <table:table-cell office:value-type="string">
            <text:p>stdio.h</text:p>
          </table:table-cell>
          <table:table-cell office:value-type="string">
            <text:p>NATIVE</text:p>
          </table:table-cell>
          <table:table-cell table:number-columns-repeated="1020"/>
        </table:table-row>
        <table:table-row table:style-name="ro2">
          <table:table-cell office:value-type="string">
            <text:p>sprintf, snprintf</text:p>
          </table:table-cell>
          <table:table-cell office:value-type="string">
            <text:p>IO</text:p>
          </table:table-cell>
          <table:table-cell office:value-type="string">
            <text:p>stdio.h</text:p>
          </table:table-cell>
          <table:table-cell office:value-type="string">
            <text:p>NATIVE</text:p>
          </table:table-cell>
          <table:table-cell table:number-columns-repeated="1020"/>
        </table:table-row>
        <table:table-row table:style-name="ro2">
          <table:table-cell office:value-type="string">
            <text:p>asprintf, vasprintf</text:p>
          </table:table-cell>
          <table:table-cell office:value-type="string">
            <text:p>IO</text:p>
          </table:table-cell>
          <table:table-cell office:value-type="string">
            <text:p>stdio.h</text:p>
          </table:table-cell>
          <table:table-cell office:value-type="string">
            <text:p>NATIVE</text:p>
          </table:table-cell>
          <table:table-cell table:number-columns-repeated="1020"/>
        </table:table-row>
        <table:table-row table:style-name="ro2">
          <table:table-cell office:value-type="string">
            <text:p>dprintf, vdprintf</text:p>
          </table:table-cell>
          <table:table-cell office:value-type="string">
            <text:p>IO</text:p>
          </table:table-cell>
          <table:table-cell office:value-type="string">
            <text:p>stdio.h</text:p>
          </table:table-cell>
          <table:table-cell office:value-type="string">
            <text:p>NATIVE</text:p>
          </table:table-cell>
          <table:table-cell table:number-columns-repeated="1020"/>
        </table:table-row>
        <table:table-row table:style-name="ro2">
          <table:table-cell office:value-type="string">
            <text:p>fgetc, fgetc_unlocked</text:p>
          </table:table-cell>
          <table:table-cell office:value-type="string">
            <text:p>IO</text:p>
          </table:table-cell>
          <table:table-cell office:value-type="string">
            <text:p>stdio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getc, getc_unlocked</text:p>
          </table:table-cell>
          <table:table-cell office:value-type="string">
            <text:p>IO</text:p>
          </table:table-cell>
          <table:table-cell office:value-type="string">
            <text:p>stdio.h</text:p>
          </table:table-cell>
          <table:table-cell office:value-type="string">
            <text:p>NATIVE</text:p>
          </table:table-cell>
          <table:table-cell table:number-columns-repeated="1020"/>
        </table:table-row>
        <table:table-row table:style-name="ro2">
          <table:table-cell office:value-type="string">
            <text:p>getchar, getchar_unlocked</text:p>
          </table:table-cell>
          <table:table-cell office:value-type="string">
            <text:p>IO</text:p>
          </table:table-cell>
          <table:table-cell office:value-type="string">
            <text:p>stdio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_IO_getc</text:p>
          </table:table-cell>
          <table:table-cell office:value-type="string">
            <text:p>IO</text:p>
          </table:table-cell>
          <table:table-cell office:value-type="string">
            <text:p>stdio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fputc, fputc_unlocked</text:p>
          </table:table-cell>
          <table:table-cell office:value-type="string">
            <text:p>IO</text:p>
          </table:table-cell>
          <table:table-cell office:value-type="string">
            <text:p>stdio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putc, putc_unlocked</text:p>
          </table:table-cell>
          <table:table-cell office:value-type="string">
            <text:p>IO</text:p>
          </table:table-cell>
          <table:table-cell office:value-type="string">
            <text:p>stdio.h</text:p>
          </table:table-cell>
          <table:table-cell office:value-type="string">
            <text:p>NATIVE</text:p>
          </table:table-cell>
          <table:table-cell table:number-columns-repeated="1020"/>
        </table:table-row>
        <table:table-row table:style-name="ro2">
          <table:table-cell office:value-type="string">
            <text:p>putchar, putchar_unlocked</text:p>
          </table:table-cell>
          <table:table-cell office:value-type="string">
            <text:p>IO</text:p>
          </table:table-cell>
          <table:table-cell office:value-type="string">
            <text:p>stdio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_IO_putc</text:p>
          </table:table-cell>
          <table:table-cell office:value-type="string">
            <text:p>IO</text:p>
          </table:table-cell>
          <table:table-cell office:value-type="string">
            <text:p>stdio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fgets, fgets_unlocked</text:p>
          </table:table-cell>
          <table:table-cell office:value-type="string">
            <text:p>IO</text:p>
          </table:table-cell>
          <table:table-cell office:value-type="string">
            <text:p>stdio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fputs, fputs_unlocked</text:p>
          </table:table-cell>
          <table:table-cell office:value-type="string">
            <text:p>IO</text:p>
          </table:table-cell>
          <table:table-cell office:value-type="string">
            <text:p>stdio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puts</text:p>
          </table:table-cell>
          <table:table-cell office:value-type="string">
            <text:p>IO</text:p>
          </table:table-cell>
          <table:table-cell office:value-type="string">
            <text:p>stdio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ungetc</text:p>
          </table:table-cell>
          <table:table-cell office:value-type="string">
            <text:p>IO</text:p>
          </table:table-cell>
          <table:table-cell office:value-type="string">
            <text:p>stdio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fclose</text:p>
          </table:table-cell>
          <table:table-cell office:value-type="string">
            <text:p>IO</text:p>
          </table:table-cell>
          <table:table-cell office:value-type="string">
            <text:p>stdio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fcloseall</text:p>
          </table:table-cell>
          <table:table-cell office:value-type="string">
            <text:p>IO</text:p>
          </table:table-cell>
          <table:table-cell office:value-type="string">
            <text:p>stdio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fopen, fdopen64, fdopen, freopen</text:p>
          </table:table-cell>
          <table:table-cell office:value-type="string">
            <text:p>IO</text:p>
          </table:table-cell>
          <table:table-cell office:value-type="string">
            <text:p>stdio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fflush, fflush_unlocked</text:p>
          </table:table-cell>
          <table:table-cell office:value-type="string">
            <text:p>IO</text:p>
          </table:table-cell>
          <table:table-cell office:value-type="string">
            <text:p>stdio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fread, fread_unlocked</text:p>
          </table:table-cell>
          <table:table-cell office:value-type="string">
            <text:p>IO</text:p>
          </table:table-cell>
          <table:table-cell office:value-type="string">
            <text:p>stdio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fwrite, fwrite_unlocked</text:p>
          </table:table-cell>
          <table:table-cell office:value-type="string">
            <text:p>IO</text:p>
          </table:table-cell>
          <table:table-cell office:value-type="string">
            <text:p>stdio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ferror, ferror_unlocked</text:p>
          </table:table-cell>
          <table:table-cell office:value-type="string">
            <text:p>IO</text:p>
          </table:table-cell>
          <table:table-cell office:value-type="string">
            <text:p>stdio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feof, feof_unlocked</text:p>
          </table:table-cell>
          <table:table-cell office:value-type="string">
            <text:p>IO</text:p>
          </table:table-cell>
          <table:table-cell office:value-type="string">
            <text:p>stdio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fileno, fileno_unlocked</text:p>
          </table:table-cell>
          <table:table-cell office:value-type="string">
            <text:p>IO</text:p>
          </table:table-cell>
          <table:table-cell office:value-type="string">
            <text:p>stdio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perror</text:p>
          </table:table-cell>
          <table:table-cell office:value-type="string">
            <text:p>IO</text:p>
          </table:table-cell>
          <table:table-cell office:value-type="string">
            <text:p>stdlib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vprintf</text:p>
          </table:table-cell>
          <table:table-cell office:value-type="string">
            <text:p>IO</text:p>
          </table:table-cell>
          <table:table-cell office:value-type="string">
            <text:p>stdarg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vfprintf, vsprintf, vsnprintf</text:p>
          </table:table-cell>
          <table:table-cell office:value-type="string">
            <text:p>IO</text:p>
          </table:table-cell>
          <table:table-cell office:value-type="string">
            <text:p>stdarg.h</text:p>
          </table:table-cell>
          <table:table-cell office:value-type="string">
            <text:p>NATIVE</text:p>
          </table:table-cell>
          <table:table-cell table:number-columns-repeated="1020"/>
        </table:table-row>
        <table:table-row table:style-name="ro2">
          <table:table-cell office:value-type="string">
            <text:p>fcntl</text:p>
          </table:table-cell>
          <table:table-cell office:value-type="string">
            <text:p>IO</text:p>
          </table:table-cell>
          <table:table-cell office:value-type="string">
            <text:p>fcntl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dup, dup2</text:p>
          </table:table-cell>
          <table:table-cell office:value-type="string">
            <text:p>IO</text:p>
          </table:table-cell>
          <table:table-cell office:value-type="string">
            <text:p>unistd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open, open64</text:p>
          </table:table-cell>
          <table:table-cell office:value-type="string">
            <text:p>IO</text:p>
          </table:table-cell>
          <table:table-cell office:value-type="string">
            <text:p>fcntl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close</text:p>
          </table:table-cell>
          <table:table-cell office:value-type="string">
            <text:p>IO</text:p>
          </table:table-cell>
          <table:table-cell office:value-type="string">
            <text:p>unistd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unlink</text:p>
          </table:table-cell>
          <table:table-cell office:value-type="string">
            <text:p>IO</text:p>
          </table:table-cell>
          <table:table-cell office:value-type="string">
            <text:p>unistd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remove</text:p>
          </table:table-cell>
          <table:table-cell office:value-type="string">
            <text:p>IO</text:p>
          </table:table-cell>
          <table:table-cell office:value-type="string">
            <text:p>stdio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mkdir</text:p>
          </table:table-cell>
          <table:table-cell office:value-type="string">
            <text:p>IO</text:p>
          </table:table-cell>
          <table:table-cell office:value-type="string">
            <text:p>sys/stat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rmdir</text:p>
          </table:table-cell>
          <table:table-cell office:value-type="string">
            <text:p>IO</text:p>
          </table:table-cell>
          <table:table-cell office:value-type="string">
            <text:p>unistd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select</text:p>
          </table:table-cell>
          <table:table-cell office:value-type="string">
            <text:p>IO</text:p>
          </table:table-cell>
          <table:table-cell office:value-type="string">
            <text:p>unistd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isatty</text:p>
          </table:table-cell>
          <table:table-cell office:value-type="string">
            <text:p>IO</text:p>
          </table:table-cell>
          <table:table-cell office:value-type="string">
            <text:p>unistd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ioctl</text:p>
          </table:table-cell>
          <table:table-cell office:value-type="string">
            <text:p>IO</text:p>
          </table:table-cell>
          <table:table-cell office:value-type="string">
            <text:p>sys/ioctl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poll</text:p>
          </table:table-cell>
          <table:table-cell office:value-type="string">
            <text:p>IO</text:p>
          </table:table-cell>
          <table:table-cell office:value-type="string">
            <text:p>poll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getcwd, getwd, get_current_dir_name</text:p>
          </table:table-cell>
          <table:table-cell office:value-type="string">
            <text:p>IO</text:p>
          </table:table-cell>
          <table:table-cell office:value-type="string">
            <text:p>unistd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chdir, fchdir</text:p>
          </table:table-cell>
          <table:table-cell office:value-type="string">
            <text:p>IO</text:p>
          </table:table-cell>
          <table:table-cell office:value-type="string">
            <text:p>unistd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alphasort, alphasort64, versionsort</text:p>
          </table:table-cell>
          <table:table-cell office:value-type="string">
            <text:p>IO</text:p>
          </table:table-cell>
          <table:table-cell office:value-type="string">
            <text:p>dirent.h</text:p>
          </table:table-cell>
          <table:table-cell office:value-type="string">
            <text:p>NATIVE</text:p>
          </table:table-cell>
          <table:table-cell table:number-columns-repeated="1020"/>
        </table:table-row>
        <table:table-row table:style-name="ro2">
          <table:table-cell office:value-type="string">
            <text:p>umask</text:p>
          </table:table-cell>
          <table:table-cell office:value-type="string">
            <text:p>IO</text:p>
          </table:table-cell>
          <table:table-cell office:value-type="string">
            <text:p>sys/stat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truncate, ftruncate</text:p>
          </table:table-cell>
          <table:table-cell office:value-type="string">
            <text:p>IO</text:p>
          </table:table-cell>
          <table:table-cell office:value-type="string">
            <text:p>unistd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ttyname</text:p>
          </table:table-cell>
          <table:table-cell office:value-type="string">
            <text:p>IO</text:p>
          </table:table-cell>
          <table:table-cell office:value-type="string">
            <text:p>unistd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lseek</text:p>
          </table:table-cell>
          <table:table-cell office:value-type="string">
            <text:p>IO</text:p>
          </table:table-cell>
          <table:table-cell office:value-type="string">
            <text:p>unistd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euidaccess, eaccess</text:p>
          </table:table-cell>
          <table:table-cell office:value-type="string">
            <text:p>IO</text:p>
          </table:table-cell>
          <table:table-cell office:value-type="string">
            <text:p>unistd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pathconf</text:p>
          </table:table-cell>
          <table:table-cell office:value-type="string">
            <text:p>IO</text:p>
          </table:table-cell>
          <table:table-cell office:value-type="string">
            <text:p>unistd.h</text:p>
          </table:table-cell>
          <table:table-cell office:value-type="string">
            <text:p>NATIVE</text:p>
          </table:table-cell>
          <table:table-cell table:number-columns-repeated="1020"/>
        </table:table-row>
        <table:table-row table:style-name="ro2">
          <table:table-cell office:value-type="string">
            <text:p>getpwnam, getpwuid, endpwent</text:p>
          </table:table-cell>
          <table:table-cell office:value-type="string">
            <text:p>IO</text:p>
          </table:table-cell>
          <table:table-cell office:value-type="string">
            <text:p>pwd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opendir, fdopendir</text:p>
          </table:table-cell>
          <table:table-cell office:value-type="string">
            <text:p>IO</text:p>
          </table:table-cell>
          <table:table-cell office:value-type="string">
            <text:p>dirent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readdir, readdir_r</text:p>
          </table:table-cell>
          <table:table-cell office:value-type="string">
            <text:p>IO</text:p>
          </table:table-cell>
          <table:table-cell office:value-type="string">
            <text:p>dirent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closedir</text:p>
          </table:table-cell>
          <table:table-cell office:value-type="string">
            <text:p>IO</text:p>
          </table:table-cell>
          <table:table-cell office:value-type="string">
            <text:p>dirent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dirfd</text:p>
          </table:table-cell>
          <table:table-cell office:value-type="string">
            <text:p>IO</text:p>
          </table:table-cell>
          <table:table-cell office:value-type="string">
            <text:p>dirent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rewinddir</text:p>
          </table:table-cell>
          <table:table-cell office:value-type="string">
            <text:p>IO</text:p>
          </table:table-cell>
          <table:table-cell office:value-type="string">
            <text:p>dirent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scandir</text:p>
          </table:table-cell>
          <table:table-cell office:value-type="string">
            <text:p>IO</text:p>
          </table:table-cell>
          <table:table-cell office:value-type="string">
            <text:p>dirent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unlinkat</text:p>
          </table:table-cell>
          <table:table-cell office:value-type="string">
            <text:p>IO</text:p>
          </table:table-cell>
          <table:table-cell office:value-type="string">
            <text:p>fcntl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pread, pwrite</text:p>
          </table:table-cell>
          <table:table-cell office:value-type="string">
            <text:p>IO</text:p>
          </table:table-cell>
          <table:table-cell office:value-type="string">
            <text:p>unistd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uname</text:p>
          </table:table-cell>
          <table:table-cell office:value-type="string">
            <text:p>Kernel</text:p>
          </table:table-cell>
          <table:table-cell office:value-type="string">
            <text:p>sys/utsname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sysconf</text:p>
          </table:table-cell>
          <table:table-cell office:value-type="string">
            <text:p>Kernel</text:p>
          </table:table-cell>
          <table:table-cell office:value-type="string">
            <text:p>unistd.h</text:p>
          </table:table-cell>
          <table:table-cell office:value-type="string">
            <text:p>NATIVE</text:p>
          </table:table-cell>
          <table:table-cell table:number-columns-repeated="1020"/>
        </table:table-row>
        <table:table-row table:style-name="ro2">
          <table:table-cell office:value-type="string">
            <text:p>calloc, malloc, free, realloc</text:p>
          </table:table-cell>
          <table:table-cell office:value-type="string">
            <text:p>Memory Allocation</text:p>
          </table:table-cell>
          <table:table-cell office:value-type="string">
            <text:p>stdlib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mmap, mmap64, munmap</text:p>
          </table:table-cell>
          <table:table-cell office:value-type="string">
            <text:p>Memory Mappings</text:p>
          </table:table-cell>
          <table:table-cell office:value-type="string">
            <text:p>sys/map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htonl</text:p>
          </table:table-cell>
          <table:table-cell office:value-type="string">
            <text:p>Networking</text:p>
          </table:table-cell>
          <table:table-cell office:value-type="string">
            <text:p>arpa/inet.h</text:p>
          </table:table-cell>
          <table:table-cell office:value-type="string">
            <text:p>NATIVE</text:p>
          </table:table-cell>
          <table:table-cell table:number-columns-repeated="1020"/>
        </table:table-row>
        <table:table-row table:style-name="ro2">
          <table:table-cell office:value-type="string">
            <text:p>htons</text:p>
          </table:table-cell>
          <table:table-cell office:value-type="string">
            <text:p>Networking</text:p>
          </table:table-cell>
          <table:table-cell office:value-type="string">
            <text:p>arpa/inet.h</text:p>
          </table:table-cell>
          <table:table-cell office:value-type="string">
            <text:p>NATIVE</text:p>
          </table:table-cell>
          <table:table-cell table:number-columns-repeated="1020"/>
        </table:table-row>
        <table:table-row table:style-name="ro2">
          <table:table-cell office:value-type="string">
            <text:p>ntohl</text:p>
          </table:table-cell>
          <table:table-cell office:value-type="string">
            <text:p>Networking</text:p>
          </table:table-cell>
          <table:table-cell office:value-type="string">
            <text:p>arpa/inet.h</text:p>
          </table:table-cell>
          <table:table-cell office:value-type="string">
            <text:p>NATIVE</text:p>
          </table:table-cell>
          <table:table-cell table:number-columns-repeated="1020"/>
        </table:table-row>
        <table:table-row table:style-name="ro2">
          <table:table-cell office:value-type="string">
            <text:p>htonl</text:p>
          </table:table-cell>
          <table:table-cell office:value-type="string">
            <text:p>Networking</text:p>
          </table:table-cell>
          <table:table-cell office:value-type="string">
            <text:p>arpa/inet.h</text:p>
          </table:table-cell>
          <table:table-cell office:value-type="string">
            <text:p>NATIVE</text:p>
          </table:table-cell>
          <table:table-cell table:number-columns-repeated="1020"/>
        </table:table-row>
        <table:table-row table:style-name="ro2">
          <table:table-cell office:value-type="string">
            <text:p>ntohs</text:p>
          </table:table-cell>
          <table:table-cell office:value-type="string">
            <text:p>Networking</text:p>
          </table:table-cell>
          <table:table-cell office:value-type="string">
            <text:p>arpa/inet.h</text:p>
          </table:table-cell>
          <table:table-cell office:value-type="string">
            <text:p>NATIVE</text:p>
          </table:table-cell>
          <table:table-cell table:number-columns-repeated="1020"/>
        </table:table-row>
        <table:table-row table:style-name="ro3">
          <table:table-cell office:value-type="string">
            <text:p>socket</text:p>
          </table:table-cell>
          <table:table-cell office:value-type="string">
            <text:p>Networking</text:p>
          </table:table-cell>
          <table:table-cell office:value-type="string">
            <text:p>sys/socket.h</text:p>
          </table:table-cell>
          <table:table-cell office:value-type="string">
            <text:p>DCE</text:p>
          </table:table-cell>
          <table:table-cell office:value-type="string">
            <text:p>Not all flavour are supported pleaselook at the doxygen doc.</text:p>
          </table:table-cell>
          <table:table-cell table:number-columns-repeated="1019"/>
        </table:table-row>
        <table:table-row table:style-name="ro2">
          <table:table-cell office:value-type="string">
            <text:p>getsockname</text:p>
          </table:table-cell>
          <table:table-cell office:value-type="string">
            <text:p>Networking</text:p>
          </table:table-cell>
          <table:table-cell office:value-type="string">
            <text:p>sys/socket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getpeername</text:p>
          </table:table-cell>
          <table:table-cell office:value-type="string">
            <text:p>Networking</text:p>
          </table:table-cell>
          <table:table-cell office:value-type="string">
            <text:p>sys/socket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bind</text:p>
          </table:table-cell>
          <table:table-cell office:value-type="string">
            <text:p>Networking</text:p>
          </table:table-cell>
          <table:table-cell office:value-type="string">
            <text:p>sys/socket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connect</text:p>
          </table:table-cell>
          <table:table-cell office:value-type="string">
            <text:p>Networking</text:p>
          </table:table-cell>
          <table:table-cell office:value-type="string">
            <text:p>sys/socket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inet_aton, inet_addr, inet_network, inet_ntoa, inet_makeaddr, inet_lnaof, inet_netof</text:p>
          </table:table-cell>
          <table:table-cell office:value-type="string">
            <text:p>Networking</text:p>
          </table:table-cell>
          <table:table-cell office:value-type="string">
            <text:p>arpa/inet.h</text:p>
          </table:table-cell>
          <table:table-cell office:value-type="string">
            <text:p>NATIVE</text:p>
          </table:table-cell>
          <table:table-cell table:number-columns-repeated="1020"/>
        </table:table-row>
        <table:table-row table:style-name="ro2">
          <table:table-cell office:value-type="string">
            <text:p>inet_ntop</text:p>
          </table:table-cell>
          <table:table-cell office:value-type="string">
            <text:p>Networking</text:p>
          </table:table-cell>
          <table:table-cell office:value-type="string">
            <text:p>arpa/inet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inet_pton</text:p>
          </table:table-cell>
          <table:table-cell office:value-type="string">
            <text:p>Networking</text:p>
          </table:table-cell>
          <table:table-cell office:value-type="string">
            <text:p>arpa/inet.h</text:p>
          </table:table-cell>
          <table:table-cell office:value-type="string">
            <text:p>NATIVE</text:p>
          </table:table-cell>
          <table:table-cell table:number-columns-repeated="1020"/>
        </table:table-row>
        <table:table-row table:style-name="ro2">
          <table:table-cell office:value-type="string">
            <text:p>getsockopt, setsockopt</text:p>
          </table:table-cell>
          <table:table-cell office:value-type="string">
            <text:p>Networking</text:p>
          </table:table-cell>
          <table:table-cell office:value-type="string">
            <text:p>sys/socket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listen</text:p>
          </table:table-cell>
          <table:table-cell office:value-type="string">
            <text:p>Networking</text:p>
          </table:table-cell>
          <table:table-cell office:value-type="string">
            <text:p>sys/socket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accept</text:p>
          </table:table-cell>
          <table:table-cell office:value-type="string">
            <text:p>Networking</text:p>
          </table:table-cell>
          <table:table-cell office:value-type="string">
            <text:p>sys/socket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shutdown</text:p>
          </table:table-cell>
          <table:table-cell office:value-type="string">
            <text:p>Networking</text:p>
          </table:table-cell>
          <table:table-cell office:value-type="string">
            <text:p>sys/socket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send, sendto, sendmsg</text:p>
          </table:table-cell>
          <table:table-cell office:value-type="string">
            <text:p>Networking</text:p>
          </table:table-cell>
          <table:table-cell office:value-type="string">
            <text:p>sys/socket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recv, recvfrom, recvmsg</text:p>
          </table:table-cell>
          <table:table-cell office:value-type="string">
            <text:p>Networking</text:p>
          </table:table-cell>
          <table:table-cell office:value-type="string">
            <text:p>sys/socket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gethostbyname, gethostbyname2</text:p>
          </table:table-cell>
          <table:table-cell office:value-type="string">
            <text:p>Networking</text:p>
          </table:table-cell>
          <table:table-cell office:value-type="string">
            <text:p>netdb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getaddrinfo, freeaddrinfo, gai_strerror</text:p>
          </table:table-cell>
          <table:table-cell office:value-type="string">
            <text:p>Networking</text:p>
          </table:table-cell>
          <table:table-cell office:value-type="string">
            <text:p>netdb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gethostent, sethostent, endhostset, hstrerror</text:p>
          </table:table-cell>
          <table:table-cell office:value-type="string">
            <text:p>Networking</text:p>
          </table:table-cell>
          <table:table-cell office:value-type="string">
            <text:p>netdb.h</text:p>
          </table:table-cell>
          <table:table-cell office:value-type="string">
            <text:p>NATIVE</text:p>
          </table:table-cell>
          <table:table-cell table:number-columns-repeated="1020"/>
        </table:table-row>
        <table:table-row table:style-name="ro2">
          <table:table-cell office:value-type="string">
            <text:p>herror</text:p>
          </table:table-cell>
          <table:table-cell office:value-type="string">
            <text:p>Networking</text:p>
          </table:table-cell>
          <table:table-cell office:value-type="string">
            <text:p>netdb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getprotoent, getprotobyname, getprotonumber, setprotoent, endprotoent</text:p>
          </table:table-cell>
          <table:table-cell office:value-type="string">
            <text:p>Networking</text:p>
          </table:table-cell>
          <table:table-cell office:value-type="string">
            <text:p>netdb.h</text:p>
          </table:table-cell>
          <table:table-cell office:value-type="string">
            <text:p>NATIVE</text:p>
          </table:table-cell>
          <table:table-cell table:number-columns-repeated="1020"/>
        </table:table-row>
        <table:table-row table:style-name="ro2">
          <table:table-cell office:value-type="string">
            <text:p>getservent, getservbyname, getservbyport, setservent, endservent</text:p>
          </table:table-cell>
          <table:table-cell office:value-type="string">
            <text:p>Networking</text:p>
          </table:table-cell>
          <table:table-cell office:value-type="string">
            <text:p>netdb.h</text:p>
          </table:table-cell>
          <table:table-cell office:value-type="string">
            <text:p>NATIVE</text:p>
          </table:table-cell>
          <table:table-cell table:number-columns-repeated="1020"/>
        </table:table-row>
        <table:table-row table:style-name="ro2">
          <table:table-cell office:value-type="string">
            <text:p>if_nametoindex</text:p>
          </table:table-cell>
          <table:table-cell office:value-type="string">
            <text:p>Networking</text:p>
          </table:table-cell>
          <table:table-cell office:value-type="string">
            <text:p>net/if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getnameinfo</text:p>
          </table:table-cell>
          <table:table-cell office:value-type="string">
            <text:p>Networking</text:p>
          </table:table-cell>
          <table:table-cell office:value-type="string">
            <text:p>sys/socket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ether_aton_r</text:p>
          </table:table-cell>
          <table:table-cell office:value-type="string">
            <text:p>Networking</text:p>
          </table:table-cell>
          <table:table-cell office:value-type="string">
            <text:p>netinet/ether.h</text:p>
          </table:table-cell>
          <table:table-cell office:value-type="string">
            <text:p>NATIVE</text:p>
          </table:table-cell>
          <table:table-cell table:number-columns-repeated="1020"/>
        </table:table-row>
        <table:table-row table:style-name="ro2">
          <table:table-cell office:value-type="string">
            <text:p>atexit</text:p>
          </table:table-cell>
          <table:table-cell office:value-type="string">
            <text:p>Process</text:p>
          </table:table-cell>
          <table:table-cell office:value-type="string">
            <text:p>stdlib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getpid, getppid</text:p>
          </table:table-cell>
          <table:table-cell office:value-type="string">
            <text:p>Process</text:p>
          </table:table-cell>
          <table:table-cell office:value-type="string">
            <text:p>unistd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getuid, geteuid</text:p>
          </table:table-cell>
          <table:table-cell office:value-type="string">
            <text:p>Process</text:p>
          </table:table-cell>
          <table:table-cell office:value-type="string">
            <text:p>unistd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setuid</text:p>
          </table:table-cell>
          <table:table-cell office:value-type="string">
            <text:p>Process</text:p>
          </table:table-cell>
          <table:table-cell office:value-type="string">
            <text:p>unistd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setgid</text:p>
          </table:table-cell>
          <table:table-cell office:value-type="string">
            <text:p>Process</text:p>
          </table:table-cell>
          <table:table-cell office:value-type="string">
            <text:p>unistd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seteuid, setegid</text:p>
          </table:table-cell>
          <table:table-cell office:value-type="string">
            <text:p>Process</text:p>
          </table:table-cell>
          <table:table-cell office:value-type="string">
            <text:p>unistd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setreuid, setregid</text:p>
          </table:table-cell>
          <table:table-cell office:value-type="string">
            <text:p>Process</text:p>
          </table:table-cell>
          <table:table-cell office:value-type="string">
            <text:p>unistd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setresuid, setresgid</text:p>
          </table:table-cell>
          <table:table-cell office:value-type="string">
            <text:p>Process</text:p>
          </table:table-cell>
          <table:table-cell office:value-type="string">
            <text:p>unistd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sched_yield</text:p>
          </table:table-cell>
          <table:table-cell office:value-type="string">
            <text:p>Process</text:p>
          </table:table-cell>
          <table:table-cell office:value-type="string">
            <text:p>sched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exit</text:p>
          </table:table-cell>
          <table:table-cell office:value-type="string">
            <text:p>Process</text:p>
          </table:table-cell>
          <table:table-cell office:value-type="string">
            <text:p>unistd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getenv</text:p>
          </table:table-cell>
          <table:table-cell office:value-type="string">
            <text:p>Process</text:p>
          </table:table-cell>
          <table:table-cell office:value-type="string">
            <text:p>stdlib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putenv</text:p>
          </table:table-cell>
          <table:table-cell office:value-type="string">
            <text:p>Process</text:p>
          </table:table-cell>
          <table:table-cell office:value-type="string">
            <text:p>stdlib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setenv, unsetenv</text:p>
          </table:table-cell>
          <table:table-cell office:value-type="string">
            <text:p>Process</text:p>
          </table:table-cell>
          <table:table-cell office:value-type="string">
            <text:p>stdlib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clearenv</text:p>
          </table:table-cell>
          <table:table-cell office:value-type="string">
            <text:p>Process</text:p>
          </table:table-cell>
          <table:table-cell office:value-type="string">
            <text:p>stdlib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3">
          <table:table-cell office:value-type="string">
            <text:p>fork</text:p>
          </table:table-cell>
          <table:table-cell office:value-type="string">
            <text:p>Process</text:p>
          </table:table-cell>
          <table:table-cell office:value-type="string">
            <text:p>unistd.h</text:p>
          </table:table-cell>
          <table:table-cell office:value-type="string">
            <text:p>DCE</text:p>
          </table:table-cell>
          <table:table-cell office:value-type="string">
            <text:p>Supported only with the Cooja Loader.</text:p>
          </table:table-cell>
          <table:table-cell table:number-columns-repeated="1019"/>
        </table:table-row>
        <table:table-row table:style-name="ro2">
          <table:table-cell office:value-type="string">
            <text:p>abort</text:p>
          </table:table-cell>
          <table:table-cell office:value-type="string">
            <text:p>Process</text:p>
          </table:table-cell>
          <table:table-cell office:value-type="string">
            <text:p>stdlib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3">
          <table:table-cell office:value-type="string">
            <text:p>execl, execlp, execle, execv, execvp, execve </text:p>
          </table:table-cell>
          <table:table-cell office:value-type="string">
            <text:p>Process</text:p>
          </table:table-cell>
          <table:table-cell office:value-type="string">
            <text:p>unistd.h</text:p>
          </table:table-cell>
          <table:table-cell office:value-type="string">
            <text:p>DCE</text:p>
          </table:table-cell>
          <table:table-cell office:value-type="string">
            <text:p>Supported only with the pthread fiber manager.</text:p>
          </table:table-cell>
          <table:table-cell table:number-columns-repeated="1019"/>
        </table:table-row>
        <table:table-row table:style-name="ro2">
          <table:table-cell office:value-type="string">
            <text:p>wait, waitpid</text:p>
          </table:table-cell>
          <table:table-cell office:value-type="string">
            <text:p>Process</text:p>
          </table:table-cell>
          <table:table-cell office:value-type="string">
            <text:p>sys/wait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sbrk</text:p>
          </table:table-cell>
          <table:table-cell office:value-type="string">
            <text:p>Process</text:p>
          </table:table-cell>
          <table:table-cell office:value-type="string">
            <text:p>unistd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getpagesize</text:p>
          </table:table-cell>
          <table:table-cell office:value-type="string">
            <text:p>Process</text:p>
          </table:table-cell>
          <table:table-cell office:value-type="string">
            <text:p>unistd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getgid, getegid</text:p>
          </table:table-cell>
          <table:table-cell office:value-type="string">
            <text:p>Process</text:p>
          </table:table-cell>
          <table:table-cell office:value-type="string">
            <text:p>unistd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gethostname</text:p>
          </table:table-cell>
          <table:table-cell office:value-type="string">
            <text:p>Process</text:p>
          </table:table-cell>
          <table:table-cell office:value-type="string">
            <text:p>unistd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getpgrp</text:p>
          </table:table-cell>
          <table:table-cell office:value-type="string">
            <text:p>Process</text:p>
          </table:table-cell>
          <table:table-cell office:value-type="string">
            <text:p>unistd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pipe</text:p>
          </table:table-cell>
          <table:table-cell office:value-type="string">
            <text:p>Process</text:p>
          </table:table-cell>
          <table:table-cell office:value-type="string">
            <text:p>unistd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3">
          <table:table-cell office:value-type="string">
            <text:p>__sigsetjmp, siglongjmp</text:p>
          </table:table-cell>
          <table:table-cell office:value-type="string">
            <text:p>Process</text:p>
          </table:table-cell>
          <table:table-cell office:value-type="string">
            <text:p>setjmp.h</text:p>
          </table:table-cell>
          <table:table-cell office:value-type="string">
            <text:p>NATIVE</text:p>
          </table:table-cell>
          <table:table-cell office:value-type="string">
            <text:p>Experimental, please do not use them.</text:p>
          </table:table-cell>
          <table:table-cell table:number-columns-repeated="1019"/>
        </table:table-row>
        <table:table-row table:style-name="ro2">
          <table:table-cell office:value-type="string">
            <text:p>getdtablesize</text:p>
          </table:table-cell>
          <table:table-cell office:value-type="string">
            <text:p>Process</text:p>
          </table:table-cell>
          <table:table-cell office:value-type="string">
            <text:p>unistd.h</text:p>
          </table:table-cell>
          <table:table-cell office:value-type="string">
            <text:p>NATIVE</text:p>
          </table:table-cell>
          <table:table-cell table:number-columns-repeated="1020"/>
        </table:table-row>
        <table:table-row table:style-name="ro2">
          <table:table-cell office:value-type="string">
            <text:p>random, srandom</text:p>
          </table:table-cell>
          <table:table-cell office:value-type="string">
            <text:p>Random</text:p>
          </table:table-cell>
          <table:table-cell office:value-type="string">
            <text:p>stdlib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rand, srand</text:p>
          </table:table-cell>
          <table:table-cell office:value-type="string">
            <text:p>Random</text:p>
          </table:table-cell>
          <table:table-cell office:value-type="string">
            <text:p>stdlib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drand48, erand48, lrand48, nrand48, mrand48, jrand48, srand48, seed48, lcong48</text:p>
          </table:table-cell>
          <table:table-cell office:value-type="string">
            <text:p>Random</text:p>
          </table:table-cell>
          <table:table-cell office:value-type="string">
            <text:p>stdlib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drand48_r, erand48_r, lrand48_r, nrand48_r, mrand48_r, jrand48_r, srand48_r, seed48_r, lcong48_r</text:p>
          </table:table-cell>
          <table:table-cell office:value-type="string">
            <text:p>Random</text:p>
          </table:table-cell>
          <table:table-cell office:value-type="string">
            <text:p>stdlib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signal</text:p>
          </table:table-cell>
          <table:table-cell office:value-type="string">
            <text:p>Signal</text:p>
          </table:table-cell>
          <table:table-cell office:value-type="string">
            <text:p>signal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sigaction</text:p>
          </table:table-cell>
          <table:table-cell office:value-type="string">
            <text:p>Signal</text:p>
          </table:table-cell>
          <table:table-cell office:value-type="string">
            <text:p>signal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sigemptyset, sigfillset, sigaddset, sigdelset, sigismember</text:p>
          </table:table-cell>
          <table:table-cell office:value-type="string">
            <text:p>Signal</text:p>
          </table:table-cell>
          <table:table-cell office:value-type="string">
            <text:p>signal.h</text:p>
          </table:table-cell>
          <table:table-cell office:value-type="string">
            <text:p>NATIVE</text:p>
          </table:table-cell>
          <table:table-cell table:number-columns-repeated="1020"/>
        </table:table-row>
        <table:table-row table:style-name="ro2">
          <table:table-cell office:value-type="string">
            <text:p>sigprocmask</text:p>
          </table:table-cell>
          <table:table-cell office:value-type="string">
            <text:p>Signal</text:p>
          </table:table-cell>
          <table:table-cell office:value-type="string">
            <text:p>signal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qsort</text:p>
          </table:table-cell>
          <table:table-cell office:value-type="string">
            <text:p>Sort</text:p>
          </table:table-cell>
          <table:table-cell office:value-type="string">
            <text:p>stdlib.h</text:p>
          </table:table-cell>
          <table:table-cell office:value-type="string">
            <text:p>NATIVE</text:p>
          </table:table-cell>
          <table:table-cell table:number-columns-repeated="1020"/>
        </table:table-row>
        <table:table-row table:style-name="ro2">
          <table:table-cell office:value-type="string">
            <text:p>strerror, strerror_h</text:p>
          </table:table-cell>
          <table:table-cell office:value-type="string">
            <text:p>String</text:p>
          </table:table-cell>
          <table:table-cell office:value-type="string">
            <text:p>string.h</text:p>
          </table:table-cell>
          <table:table-cell office:value-type="string">
            <text:p>NATIVE</text:p>
          </table:table-cell>
          <table:table-cell table:number-columns-repeated="1020"/>
        </table:table-row>
        <table:table-row table:style-name="ro3">
          <table:table-cell office:value-type="string">
            <text:p>setlocale</text:p>
          </table:table-cell>
          <table:table-cell office:value-type="string">
            <text:p>String</text:p>
          </table:table-cell>
          <table:table-cell office:value-type="string">
            <text:p>locale.h</text:p>
          </table:table-cell>
          <table:table-cell office:value-type="string">
            <text:p>DCE</text:p>
          </table:table-cell>
          <table:table-cell office:value-type="string">
            <text:p>Do nothing at all</text:p>
          </table:table-cell>
          <table:table-cell table:number-columns-repeated="1019"/>
        </table:table-row>
        <table:table-row table:style-name="ro2">
          <table:table-cell office:value-type="string">
            <text:p>strcoll</text:p>
          </table:table-cell>
          <table:table-cell office:value-type="string">
            <text:p>String</text:p>
          </table:table-cell>
          <table:table-cell office:value-type="string">
            <text:p>string.h</text:p>
          </table:table-cell>
          <table:table-cell office:value-type="string">
            <text:p>NATIVE</text:p>
          </table:table-cell>
          <table:table-cell table:number-columns-repeated="1020"/>
        </table:table-row>
        <table:table-row table:style-name="ro2">
          <table:table-cell office:value-type="string">
            <text:p>uselocale</text:p>
          </table:table-cell>
          <table:table-cell office:value-type="string">
            <text:p>String</text:p>
          </table:table-cell>
          <table:table-cell office:value-type="string">
            <text:p>locale.h</text:p>
          </table:table-cell>
          <table:table-cell office:value-type="string">
            <text:p>NATIVE</text:p>
          </table:table-cell>
          <table:table-cell table:number-columns-repeated="1020"/>
        </table:table-row>
        <table:table-row table:style-name="ro2">
          <table:table-cell office:value-type="string">
            <text:p>newlocale</text:p>
          </table:table-cell>
          <table:table-cell office:value-type="string">
            <text:p>String</text:p>
          </table:table-cell>
          <table:table-cell office:value-type="string">
            <text:p>locale.h</text:p>
          </table:table-cell>
          <table:table-cell office:value-type="string">
            <text:p>NATIVE</text:p>
          </table:table-cell>
          <table:table-cell table:number-columns-repeated="1020"/>
        </table:table-row>
        <table:table-row table:style-name="ro2">
          <table:table-cell office:value-type="string">
            <text:p>wctob</text:p>
          </table:table-cell>
          <table:table-cell office:value-type="string">
            <text:p>String</text:p>
          </table:table-cell>
          <table:table-cell office:value-type="string">
            <text:p>wchar.h</text:p>
          </table:table-cell>
          <table:table-cell office:value-type="string">
            <text:p>NATIVE</text:p>
          </table:table-cell>
          <table:table-cell table:number-columns-repeated="1020"/>
        </table:table-row>
        <table:table-row table:style-name="ro2">
          <table:table-cell office:value-type="string">
            <text:p>btowc</text:p>
          </table:table-cell>
          <table:table-cell office:value-type="string">
            <text:p>String</text:p>
          </table:table-cell>
          <table:table-cell office:value-type="string">
            <text:p>wchar.h</text:p>
          </table:table-cell>
          <table:table-cell office:value-type="string">
            <text:p>NATIVE</text:p>
          </table:table-cell>
          <table:table-cell table:number-columns-repeated="1020"/>
        </table:table-row>
        <table:table-row table:style-name="ro2">
          <table:table-cell office:value-type="string">
            <text:p>memset</text:p>
          </table:table-cell>
          <table:table-cell office:value-type="string">
            <text:p>String</text:p>
          </table:table-cell>
          <table:table-cell office:value-type="string">
            <text:p>string.h</text:p>
          </table:table-cell>
          <table:table-cell office:value-type="string">
            <text:p>NATIVE</text:p>
          </table:table-cell>
          <table:table-cell table:number-columns-repeated="1020"/>
        </table:table-row>
        <table:table-row table:style-name="ro2">
          <table:table-cell office:value-type="string">
            <text:p>memcpy</text:p>
          </table:table-cell>
          <table:table-cell office:value-type="string">
            <text:p>String</text:p>
          </table:table-cell>
          <table:table-cell office:value-type="string">
            <text:p>string.h</text:p>
          </table:table-cell>
          <table:table-cell office:value-type="string">
            <text:p>NATIVE</text:p>
          </table:table-cell>
          <table:table-cell table:number-columns-repeated="1020"/>
        </table:table-row>
        <table:table-row table:style-name="ro2">
          <table:table-cell office:value-type="string">
            <text:p>bcopy</text:p>
          </table:table-cell>
          <table:table-cell office:value-type="string">
            <text:p>String</text:p>
          </table:table-cell>
          <table:table-cell office:value-type="string">
            <text:p>string.h</text:p>
          </table:table-cell>
          <table:table-cell office:value-type="string">
            <text:p>NATIVE</text:p>
          </table:table-cell>
          <table:table-cell table:number-columns-repeated="1020"/>
        </table:table-row>
        <table:table-row table:style-name="ro2">
          <table:table-cell office:value-type="string">
            <text:p>memcmp</text:p>
          </table:table-cell>
          <table:table-cell office:value-type="string">
            <text:p>String</text:p>
          </table:table-cell>
          <table:table-cell office:value-type="string">
            <text:p>string.h</text:p>
          </table:table-cell>
          <table:table-cell office:value-type="string">
            <text:p>NATIVE</text:p>
          </table:table-cell>
          <table:table-cell table:number-columns-repeated="1020"/>
        </table:table-row>
        <table:table-row table:style-name="ro2">
          <table:table-cell office:value-type="string">
            <text:p>memmove</text:p>
          </table:table-cell>
          <table:table-cell office:value-type="string">
            <text:p>String</text:p>
          </table:table-cell>
          <table:table-cell office:value-type="string">
            <text:p>string.h</text:p>
          </table:table-cell>
          <table:table-cell office:value-type="string">
            <text:p>NATIVE</text:p>
          </table:table-cell>
          <table:table-cell table:number-columns-repeated="1020"/>
        </table:table-row>
        <table:table-row table:style-name="ro2">
          <table:table-cell office:value-type="string">
            <text:p>memchr</text:p>
          </table:table-cell>
          <table:table-cell office:value-type="string">
            <text:p>String</text:p>
          </table:table-cell>
          <table:table-cell office:value-type="string">
            <text:p>string.h</text:p>
          </table:table-cell>
          <table:table-cell office:value-type="string">
            <text:p>NATIVE</text:p>
          </table:table-cell>
          <table:table-cell table:number-columns-repeated="1020"/>
        </table:table-row>
        <table:table-row table:style-name="ro2">
          <table:table-cell office:value-type="string">
            <text:p>strcpy, strncpy</text:p>
          </table:table-cell>
          <table:table-cell office:value-type="string">
            <text:p>String</text:p>
          </table:table-cell>
          <table:table-cell office:value-type="string">
            <text:p>string.h</text:p>
          </table:table-cell>
          <table:table-cell office:value-type="string">
            <text:p>NATIVE</text:p>
          </table:table-cell>
          <table:table-cell table:number-columns-repeated="1020"/>
        </table:table-row>
        <table:table-row table:style-name="ro2">
          <table:table-cell office:value-type="string">
            <text:p>strcat, strncat</text:p>
          </table:table-cell>
          <table:table-cell office:value-type="string">
            <text:p>String</text:p>
          </table:table-cell>
          <table:table-cell office:value-type="string">
            <text:p>string.h</text:p>
          </table:table-cell>
          <table:table-cell office:value-type="string">
            <text:p>NATIVE</text:p>
          </table:table-cell>
          <table:table-cell table:number-columns-repeated="1020"/>
        </table:table-row>
        <table:table-row table:style-name="ro2">
          <table:table-cell office:value-type="string">
            <text:p>strcmp, strncmp</text:p>
          </table:table-cell>
          <table:table-cell office:value-type="string">
            <text:p>String</text:p>
          </table:table-cell>
          <table:table-cell office:value-type="string">
            <text:p>string.h</text:p>
          </table:table-cell>
          <table:table-cell office:value-type="string">
            <text:p>NATIVE</text:p>
          </table:table-cell>
          <table:table-cell table:number-columns-repeated="1020"/>
        </table:table-row>
        <table:table-row table:style-name="ro2">
          <table:table-cell office:value-type="string">
            <text:p>strlen, strnlen</text:p>
          </table:table-cell>
          <table:table-cell office:value-type="string">
            <text:p>String</text:p>
          </table:table-cell>
          <table:table-cell office:value-type="string">
            <text:p>string.h</text:p>
          </table:table-cell>
          <table:table-cell office:value-type="string">
            <text:p>NATIVE</text:p>
          </table:table-cell>
          <table:table-cell table:number-columns-repeated="1020"/>
        </table:table-row>
        <table:table-row table:style-name="ro2">
          <table:table-cell office:value-type="string">
            <text:p>strspn, strcspn</text:p>
          </table:table-cell>
          <table:table-cell office:value-type="string">
            <text:p>String</text:p>
          </table:table-cell>
          <table:table-cell office:value-type="string">
            <text:p>string.h</text:p>
          </table:table-cell>
          <table:table-cell office:value-type="string">
            <text:p>NATIVE</text:p>
          </table:table-cell>
          <table:table-cell table:number-columns-repeated="1020"/>
        </table:table-row>
        <table:table-row table:style-name="ro2">
          <table:table-cell office:value-type="string">
            <text:p>strchr, strrchr</text:p>
          </table:table-cell>
          <table:table-cell office:value-type="string">
            <text:p>String</text:p>
          </table:table-cell>
          <table:table-cell office:value-type="string">
            <text:p>string.h</text:p>
          </table:table-cell>
          <table:table-cell office:value-type="string">
            <text:p>NATIVE</text:p>
          </table:table-cell>
          <table:table-cell table:number-columns-repeated="1020"/>
        </table:table-row>
        <table:table-row table:style-name="ro2">
          <table:table-cell office:value-type="string">
            <text:p>strcasecmp, strncasecmp</text:p>
          </table:table-cell>
          <table:table-cell office:value-type="string">
            <text:p>String</text:p>
          </table:table-cell>
          <table:table-cell office:value-type="string">
            <text:p>string.h</text:p>
          </table:table-cell>
          <table:table-cell office:value-type="string">
            <text:p>NATIVE</text:p>
          </table:table-cell>
          <table:table-cell table:number-columns-repeated="1020"/>
        </table:table-row>
        <table:table-row table:style-name="ro2">
          <table:table-cell office:value-type="string">
            <text:p>strdup, strndup</text:p>
          </table:table-cell>
          <table:table-cell office:value-type="string">
            <text:p>String</text:p>
          </table:table-cell>
          <table:table-cell office:value-type="string">
            <text:p>string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getopt, getopt_long</text:p>
          </table:table-cell>
          <table:table-cell office:value-type="string">
            <text:p>String</text:p>
          </table:table-cell>
          <table:table-cell office:value-type="string">
            <text:p>unistd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atoi, atol, atoll, atof</text:p>
          </table:table-cell>
          <table:table-cell office:value-type="string">
            <text:p>String</text:p>
          </table:table-cell>
          <table:table-cell office:value-type="string">
            <text:p>stdlib.h</text:p>
          </table:table-cell>
          <table:table-cell office:value-type="string">
            <text:p>NATIVE</text:p>
          </table:table-cell>
          <table:table-cell table:number-columns-repeated="1020"/>
        </table:table-row>
        <table:table-row table:style-name="ro2">
          <table:table-cell office:value-type="string">
            <text:p>strtol, strtoll</text:p>
          </table:table-cell>
          <table:table-cell office:value-type="string">
            <text:p>String</text:p>
          </table:table-cell>
          <table:table-cell office:value-type="string">
            <text:p>stdlib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strtoul, strtoull</text:p>
          </table:table-cell>
          <table:table-cell office:value-type="string">
            <text:p>String</text:p>
          </table:table-cell>
          <table:table-cell office:value-type="string">
            <text:p>stdlib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strtod</text:p>
          </table:table-cell>
          <table:table-cell office:value-type="string">
            <text:p>String</text:p>
          </table:table-cell>
          <table:table-cell office:value-type="string">
            <text:p>stdlib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toupper, tolower</text:p>
          </table:table-cell>
          <table:table-cell office:value-type="string">
            <text:p>String</text:p>
          </table:table-cell>
          <table:table-cell office:value-type="string">
            <text:p>ctype.h</text:p>
          </table:table-cell>
          <table:table-cell office:value-type="string">
            <text:p>NATIVE</text:p>
          </table:table-cell>
          <table:table-cell table:number-columns-repeated="1020"/>
        </table:table-row>
        <table:table-row table:style-name="ro2">
          <table:table-cell office:value-type="string">
            <text:p>index, rindex</text:p>
          </table:table-cell>
          <table:table-cell office:value-type="string">
            <text:p>String</text:p>
          </table:table-cell>
          <table:table-cell office:value-type="string">
            <text:p>strings.h</text:p>
          </table:table-cell>
          <table:table-cell office:value-type="string">
            <text:p>NATIVE</text:p>
          </table:table-cell>
          <table:table-cell table:number-columns-repeated="1020"/>
        </table:table-row>
        <table:table-row table:style-name="ro2">
          <table:table-cell office:value-type="string">
            <text:p>strtok, strtok_r</text:p>
          </table:table-cell>
          <table:table-cell office:value-type="string">
            <text:p>String</text:p>
          </table:table-cell>
          <table:table-cell office:value-type="string">
            <text:p>string.h</text:p>
          </table:table-cell>
          <table:table-cell office:value-type="string">
            <text:p>NATIVE</text:p>
          </table:table-cell>
          <table:table-cell table:number-columns-repeated="1020"/>
        </table:table-row>
        <table:table-row table:style-name="ro2">
          <table:table-cell office:value-type="string">
            <text:p>sscanf</text:p>
          </table:table-cell>
          <table:table-cell office:value-type="string">
            <text:p>String</text:p>
          </table:table-cell>
          <table:table-cell office:value-type="string">
            <text:p>stdio.h</text:p>
          </table:table-cell>
          <table:table-cell office:value-type="string">
            <text:p>NATIVE</text:p>
          </table:table-cell>
          <table:table-cell table:number-columns-repeated="1020"/>
        </table:table-row>
        <table:table-row table:style-name="ro2">
          <table:table-cell office:value-type="string">
            <text:p>basename, dirname</text:p>
          </table:table-cell>
          <table:table-cell office:value-type="string">
            <text:p>String</text:p>
          </table:table-cell>
          <table:table-cell office:value-type="string">
            <text:p>libgen.h</text:p>
          </table:table-cell>
          <table:table-cell office:value-type="string">
            <text:p>NATIVE</text:p>
          </table:table-cell>
          <table:table-cell table:number-columns-repeated="1020"/>
        </table:table-row>
        <table:table-row table:style-name="ro2">
          <table:table-cell office:value-type="string">
            <text:p>bindtextdomain, textdomain, gettext</text:p>
          </table:table-cell>
          <table:table-cell office:value-type="string">
            <text:p>String</text:p>
          </table:table-cell>
          <table:table-cell office:value-type="string">
            <text:p>libintl.h</text:p>
          </table:table-cell>
          <table:table-cell office:value-type="string">
            <text:p>NATIVE</text:p>
          </table:table-cell>
          <table:table-cell table:number-columns-repeated="1020"/>
        </table:table-row>
        <table:table-row table:style-name="ro2">
          <table:table-cell office:value-type="string">
            <text:p>mbrlen</text:p>
          </table:table-cell>
          <table:table-cell office:value-type="string">
            <text:p>String</text:p>
          </table:table-cell>
          <table:table-cell office:value-type="string">
            <text:p>wchar.h</text:p>
          </table:table-cell>
          <table:table-cell office:value-type="string">
            <text:p>NATIVE</text:p>
          </table:table-cell>
          <table:table-cell table:number-columns-repeated="1020"/>
        </table:table-row>
        <table:table-row table:style-name="ro2">
          <table:table-cell office:value-type="string">
            <text:p>strtoimax, strtoumax</text:p>
          </table:table-cell>
          <table:table-cell office:value-type="string">
            <text:p>String</text:p>
          </table:table-cell>
          <table:table-cell office:value-type="string">
            <text:p>inttypes.h</text:p>
          </table:table-cell>
          <table:table-cell office:value-type="string">
            <text:p>NATIVE</text:p>
          </table:table-cell>
          <table:table-cell table:number-columns-repeated="1020"/>
        </table:table-row>
        <table:table-row table:style-name="ro2">
          <table:table-cell office:value-type="string">
            <text:p>openlog, syslog, closelog, vsyslog, setlogmask</text:p>
          </table:table-cell>
          <table:table-cell office:value-type="string">
            <text:p>Syslog</text:p>
          </table:table-cell>
          <table:table-cell office:value-type="string">
            <text:p>syslog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pthread_create</text:p>
          </table:table-cell>
          <table:table-cell office:value-type="string">
            <text:p>Thread</text:p>
          </table:table-cell>
          <table:table-cell office:value-type="string">
            <text:p>pthread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pthread_exit</text:p>
          </table:table-cell>
          <table:table-cell office:value-type="string">
            <text:p>Thread</text:p>
          </table:table-cell>
          <table:table-cell office:value-type="string">
            <text:p>pthread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pthread_self</text:p>
          </table:table-cell>
          <table:table-cell office:value-type="string">
            <text:p>Thread</text:p>
          </table:table-cell>
          <table:table-cell office:value-type="string">
            <text:p>pthread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pthread_once</text:p>
          </table:table-cell>
          <table:table-cell office:value-type="string">
            <text:p>Thread</text:p>
          </table:table-cell>
          <table:table-cell office:value-type="string">
            <text:p>pthread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pthread_getspecific, pthread_setspecific</text:p>
          </table:table-cell>
          <table:table-cell office:value-type="string">
            <text:p>Thread</text:p>
          </table:table-cell>
          <table:table-cell office:value-type="string">
            <text:p>pthread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pthread_key_create</text:p>
          </table:table-cell>
          <table:table-cell office:value-type="string">
            <text:p>Thread</text:p>
          </table:table-cell>
          <table:table-cell office:value-type="string">
            <text:p>pthread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pthread_key_delete</text:p>
          </table:table-cell>
          <table:table-cell office:value-type="string">
            <text:p>Thread</text:p>
          </table:table-cell>
          <table:table-cell office:value-type="string">
            <text:p>pthread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pthread_mutex_destroy, pthread_mutex_init</text:p>
          </table:table-cell>
          <table:table-cell office:value-type="string">
            <text:p>Thread</text:p>
          </table:table-cell>
          <table:table-cell office:value-type="string">
            <text:p>pthread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pthread_mutex_lock, pthread_mutex_trylock, pthread_mutex_unlock</text:p>
          </table:table-cell>
          <table:table-cell office:value-type="string">
            <text:p>Thread</text:p>
          </table:table-cell>
          <table:table-cell office:value-type="string">
            <text:p>pthread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pthread_mutexattr_destroy, pthread_mutexattr_init</text:p>
          </table:table-cell>
          <table:table-cell office:value-type="string">
            <text:p>Thread</text:p>
          </table:table-cell>
          <table:table-cell office:value-type="string">
            <text:p>pthread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pthread_mutexattr_settype</text:p>
          </table:table-cell>
          <table:table-cell office:value-type="string">
            <text:p>Thread</text:p>
          </table:table-cell>
          <table:table-cell office:value-type="string">
            <text:p>pthread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pthread_cancel</text:p>
          </table:table-cell>
          <table:table-cell office:value-type="string">
            <text:p>Thread</text:p>
          </table:table-cell>
          <table:table-cell office:value-type="string">
            <text:p>pthread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pthread_kill</text:p>
          </table:table-cell>
          <table:table-cell office:value-type="string">
            <text:p>Thread</text:p>
          </table:table-cell>
          <table:table-cell office:value-type="string">
            <text:p>pthread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pthread_join</text:p>
          </table:table-cell>
          <table:table-cell office:value-type="string">
            <text:p>Thread</text:p>
          </table:table-cell>
          <table:table-cell office:value-type="string">
            <text:p>pthread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pthread_detach</text:p>
          </table:table-cell>
          <table:table-cell office:value-type="string">
            <text:p>Thread</text:p>
          </table:table-cell>
          <table:table-cell office:value-type="string">
            <text:p>pthread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pthread_cond_destroy, pthread_cond_init</text:p>
          </table:table-cell>
          <table:table-cell office:value-type="string">
            <text:p>Thread</text:p>
          </table:table-cell>
          <table:table-cell office:value-type="string">
            <text:p>pthread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pthread_cond_broadcast, pthread_cond_signal</text:p>
          </table:table-cell>
          <table:table-cell office:value-type="string">
            <text:p>Thread</text:p>
          </table:table-cell>
          <table:table-cell office:value-type="string">
            <text:p>pthread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pthread_cond_timedwait, pthread_cond_wait</text:p>
          </table:table-cell>
          <table:table-cell office:value-type="string">
            <text:p>Thread</text:p>
          </table:table-cell>
          <table:table-cell office:value-type="string">
            <text:p>pthread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pthread_condattr_destroy, pthread_condattr_init</text:p>
          </table:table-cell>
          <table:table-cell office:value-type="string">
            <text:p>Thread</text:p>
          </table:table-cell>
          <table:table-cell office:value-type="string">
            <text:p>pthread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sem_init</text:p>
          </table:table-cell>
          <table:table-cell office:value-type="string">
            <text:p>Thread Synchronization</text:p>
          </table:table-cell>
          <table:table-cell office:value-type="string">
            <text:p>semaphore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sem_destroy</text:p>
          </table:table-cell>
          <table:table-cell office:value-type="string">
            <text:p>Thread Synchronization</text:p>
          </table:table-cell>
          <table:table-cell office:value-type="string">
            <text:p>semaphore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sem_post</text:p>
          </table:table-cell>
          <table:table-cell office:value-type="string">
            <text:p>Thread Synchronization</text:p>
          </table:table-cell>
          <table:table-cell office:value-type="string">
            <text:p>semaphore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sem_wait, sem_trywait, sem_timedwait</text:p>
          </table:table-cell>
          <table:table-cell office:value-type="string">
            <text:p>Thread Synchronization</text:p>
          </table:table-cell>
          <table:table-cell office:value-type="string">
            <text:p>semaphore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sem_getvalue</text:p>
          </table:table-cell>
          <table:table-cell office:value-type="string">
            <text:p>Thread Synchronization</text:p>
          </table:table-cell>
          <table:table-cell office:value-type="string">
            <text:p>semaphore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sleep, usleep</text:p>
          </table:table-cell>
          <table:table-cell office:value-type="string">
            <text:p>Timer</text:p>
          </table:table-cell>
          <table:table-cell office:value-type="string">
            <text:p>unistd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nanosleep</text:p>
          </table:table-cell>
          <table:table-cell office:value-type="string">
            <text:p>Timer</text:p>
          </table:table-cell>
          <table:table-cell office:value-type="string">
            <text:p>time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getitimer, setitimer</text:p>
          </table:table-cell>
          <table:table-cell office:value-type="string">
            <text:p>Timer</text:p>
          </table:table-cell>
          <table:table-cell office:value-type="string">
            <text:p>sys/time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timerfd_create, timerfd_settime, timerfd_gettime</text:p>
          </table:table-cell>
          <table:table-cell office:value-type="string">
            <text:p>Timer</text:p>
          </table:table-cell>
          <table:table-cell office:value-type="string">
            <text:p>sys/timerfd.h</text:p>
          </table:table-cell>
          <table:table-cell office:value-type="string">
            <text:p>DCE</text:p>
          </table:table-cell>
          <table:table-cell table:number-columns-repeated="1020"/>
        </table:table-row>
        <table:table-row table:style-name="ro2">
          <table:table-cell office:value-type="string">
            <text:p>getgrnam</text:p>
          </table:table-cell>
          <table:table-cell office:value-type="string">
            <text:p>Users &amp; Groups</text:p>
          </table:table-cell>
          <table:table-cell office:value-type="string">
            <text:p>grp.h</text:p>
          </table:table-cell>
          <table:table-cell office:value-type="string">
            <text:p>NATIVE</text:p>
          </table:table-cell>
          <table:table-cell table:number-columns-repeated="1020"/>
        </table:table-row>
        <table:table-row table:style-name="ro2">
          <table:table-cell office:value-type="string">
            <text:p>getrusage</text:p>
          </table:table-cell>
          <table:table-cell office:value-type="string">
            <text:p>Users &amp; Groups</text:p>
          </table:table-cell>
          <table:table-cell office:value-type="string">
            <text:p>sys/resource.h</text:p>
          </table:table-cell>
          <table:table-cell office:value-type="string">
            <text:p>NATIVE</text:p>
          </table:table-cell>
          <table:table-cell table:number-columns-repeated="1020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  <table:database-ranges>
        <table:database-range table:target-range-address="Sheet1.A1:Sheet1.E203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6">16/04/2012</text:date>, <text:time>13:55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ederic Urbani</meta:initial-creator>
    <meta:creation-date>2012-04-02T13:00:44</meta:creation-date>
    <meta:generator>OpenOffice.org/3.3$Unix OpenOffice.org_project/330m20$Build-9567</meta:generator>
    <dc:date>2012-04-16T13:55:31</dc:date>
    <dc:creator>Frederic Urbani</dc:creator>
    <meta:editing-duration>PT6H40M1S</meta:editing-duration>
    <meta:editing-cycles>154</meta:editing-cycles>
    <meta:document-statistic meta:table-count="3" meta:cell-count="819" meta:object-count="0"/>
  </office:meta>
</office:document-meta>
</file>